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Mono;Courier New" fo:font-size="10pt" fo:font-weight="bold" fo:country="ES" style:country-asian="CN" style:font-name-asian="Times New Roman" style:font-size-asian="12pt" style:font-weight-asian="bold"/>
    </style:style>
    <style:style style:name="T2" style:family="text">
      <style:text-properties fo:color="#000000" fo:font-size="10pt" fo:font-weight="bold" fo:country="ES" style:country-asian="CN" style:font-weight-asian="bold" style:font-name="Liberation Serif;Times New Roman" style:font-name-asian="Cambria" style:font-size-asian="10pt" style:font-size-complex="10pt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57.12mm" svg:y="17.72mm">
            <loext:p draw:notify-on-update-of-ranges="Hoja1.B2:Hoja1.B3 Hoja1.B4:Hoja1.B5 Hoja1.C2:Hoja1.C2 Hoja1.C4:Hoja1.C5 Hoja1.B2:Hoja1.B3 Hoja1.B4:Hoja1.B5 Hoja1.D2:Hoja1.D2 Hoja1.D4:Hoja1.D5 Hoja1.B2:Hoja1.B3 Hoja1.B4:Hoja1.B5 Hoja1.E2:Hoja1.E2 Hoja1.E4:Hoja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Chunk</text:p>
          </table:table-cell>
          <table:table-cell table:style-name="ce5" office:value-type="string" calcext:value-type="string">
            <text:p><text:span text:style-name="T1">Static</text:span><text:span text:style-name="T2"> </text:span></text:p>
          </table:table-cell>
          <table:table-cell table:style-name="ce9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1">
          <table:table-cell/>
          <table:table-cell table:style-name="ce2" office:value-type="string" calcext:value-type="string">
            <text:p>por defecto</text:p>
          </table:table-cell>
          <table:table-cell table:style-name="ce6" office:value-type="float" office:value="0.370430999" calcext:value-type="float">
            <text:p>0,370430999</text:p>
          </table:table-cell>
          <table:table-cell table:style-name="ce6" office:value-type="float" office:value="0.181339942" calcext:value-type="float">
            <text:p>0,181339942</text:p>
          </table:table-cell>
          <table:table-cell table:style-name="ce6" office:value-type="float" office:value="0.340246208" calcext:value-type="float">
            <text:p>0,340246208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0.228626296" calcext:value-type="float">
            <text:p>0,228626296</text:p>
          </table:table-cell>
          <table:table-cell table:style-name="ce7" office:value-type="float" office:value="0.178328529" calcext:value-type="float">
            <text:p>0,178328529</text:p>
          </table:table-cell>
          <table:table-cell table:style-name="ce7" office:value-type="float" office:value="0.34776444" calcext:value-type="float">
            <text:p>0,34776444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float" office:value="0.232124742" calcext:value-type="float">
            <text:p>0,232124742</text:p>
          </table:table-cell>
          <table:table-cell table:style-name="ce8" office:value-type="float" office:value="0.160726827" calcext:value-type="float">
            <text:p>0,160726827</text:p>
          </table:table-cell>
          <table:table-cell table:style-name="ce8" office:value-type="float" office:value="0.340446655" calcext:value-type="float">
            <text:p>0,340446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03:20:26.6658057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3:19:53.027212948</meta:creation-date>
    <meta:generator>LibreOffice/5.1.6.2$Linux_X86_64 LibreOffice_project/10m0$Build-2</meta:generator>
    <dc:date>2017-05-14T03:36:20.889678221</dc:date>
    <meta:editing-duration>PT5M12S</meta:editing-duration>
    <meta:editing-cycles>1</meta:editing-cycles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Hoja1.B2:Hoja1.B5 Hoja1.C2:Hoja1.E2 Hoja1.C4:Hoja1.E5" chart:data-source-has-labels="row" svg:x="0.32cm" svg:y="0.18cm" svg:width="12.667cm" svg:height="8.64cm">
          <chartooo:coordinate-region svg:x="1.232cm" svg:y="0.379cm" svg:width="11.5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4:Hoja1.C5" chart:label-cell-address="Hoja1.C2:Hoja1.C2" chart:class="chart:scatter">
            <chart:domain table:cell-range-address="Hoja1.B4:Hoja1.B5"/>
            <chart:data-point chart:repeated="2"/>
          </chart:series>
          <chart:series chart:style-name="ch7" chart:values-cell-range-address="Hoja1.D4:Hoja1.D5" chart:label-cell-address="Hoja1.D2:Hoja1.D2" chart:class="chart:scatter">
            <chart:data-point chart:repeated="2"/>
          </chart:series>
          <chart:series chart:style-name="ch8" chart:values-cell-range-address="Hoja1.E4:Hoja1.E5" chart:label-cell-address="Hoja1.E2:Hoja1.E2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tatic </text:p>
                <draw:g>
                  <svg:desc>Hoja1.C2:Hoja1.C2</svg:desc>
                </draw:g>
              </table:table-cell>
              <table:table-cell office:value-type="string">
                <text:p>Dynamic</text:p>
                <draw:g>
                  <svg:desc>Hoja1.D2:Hoja1.D2</svg:desc>
                </draw:g>
              </table:table-cell>
              <table:table-cell office:value-type="string">
                <text:p>Guided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4:Hoja1.B5</svg:desc>
                </draw:g>
              </table:table-cell>
              <table:table-cell office:value-type="float" office:value="0.228626296">
                <text:p>0.228626296</text:p>
                <draw:g>
                  <svg:desc>Hoja1.C4:Hoja1.C5</svg:desc>
                </draw:g>
              </table:table-cell>
              <table:table-cell office:value-type="float" office:value="0.178328529">
                <text:p>0.178328529</text:p>
                <draw:g>
                  <svg:desc>Hoja1.D4:Hoja1.D5</svg:desc>
                </draw:g>
              </table:table-cell>
              <table:table-cell office:value-type="float" office:value="0.34776444">
                <text:p>0.34776444</text:p>
                <draw:g>
                  <svg:desc>Hoja1.E4:Hoja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232124742">
                <text:p>0.232124742</text:p>
              </table:table-cell>
              <table:table-cell office:value-type="float" office:value="0.160726827">
                <text:p>0.160726827</text:p>
              </table:table-cell>
              <table:table-cell office:value-type="float" office:value="0.340446655">
                <text:p>0.340446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